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s Paul SH</text:p>
      <text:p text:style-name="Standard"/>
      <text:list xml:id="list35743919" text:style-name="L1">
        <text:list-item>
          <text:p text:style-name="P1">korpus- Sapelle/ palisander/ klon</text:p>
        </text:list-item>
        <text:list-item>
          <text:p text:style-name="P1">top- meranti/ klon/ palisander</text:p>
        </text:list-item>
        <text:list-item>
          <text:p text:style-name="P1">gryf- klon/amazaque</text:p>
        </text:list-item>
        <text:list-item>
          <text:p text:style-name="P1">podstrunnica- klon</text:p>
        </text:list-item>
        <text:list-item>
          <text:p text:style-name="P1">zdobienia- klon/ orzech</text:p>
        </text:list-item>
        <text:list-item>
          <text:p text:style-name="P1">wykończenie- nitr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4T17:17:51.70</dc:date>
    <meta:document-statistic meta:table-count="0" meta:image-count="0" meta:object-count="0" meta:page-count="1" meta:paragraph-count="7" meta:word-count="26" meta:character-count="158"/>
    <meta:user-defined meta:name="Info 1"/>
    <meta:user-defined meta:name="Info 2"/>
    <meta:user-defined meta:name="Info 3"/>
    <meta:user-defined meta:name="Info 4"/>
  </office:meta>
</office:document-meta>
</file>